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15f499" officeooo:paragraph-rsid="0015f499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8">
        <text:h text:style-name="Heading_20_4" text:outline-level="4">Navigation:</text:h>
        <text:p text:style-name="Textkörper_20_Einrückung_20_Organon">Um Dateien/Ordner im Baum durch Ziehen zu verschieben, müssen Sie mit gedrückter linker Maustaste am <text:span text:style-name="T1">Text</text:span> des Eintrages ziehen. Ein Pfeil zeigt den Ort, an dem die Dateien/Ordner eingefügt werden. Ein Ordner kann nicht in sich selbst verschoben werden (es erscheint ein roter Punkt). </text:p>
        <text:p text:style-name="Textkörper_20_Einrückung_20_Organon"/>
        <text:p text:style-name="P1">Um einen Ordner zu öffnen oder zu schließen, klicken sie doppelt auf sein Ic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9T12:42:27.690000000</dc:date>
    <meta:editing-duration>P0D</meta:editing-duration>
    <meta:editing-cycles>1</meta:editing-cycles>
    <meta:document-statistic meta:table-count="0" meta:image-count="0" meta:object-count="0" meta:page-count="1" meta:paragraph-count="3" meta:word-count="59" meta:character-count="374" meta:non-whitespace-character-count="317"/>
    <meta:generator>LibreOffice/4.4.3.2$Windows_x86 LibreOffice_project/88805f81e9fe61362df02b9941de8e38a9b5fd16</meta:generator>
  </office:meta>
</office:document-meta>
</file>